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90000001735574330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Fine_20_Dashed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3cm" draw:marker-start-width="0.245cm" draw:marker-end="Arrow" draw:marker-end-width="0.245cm" draw:textarea-horizontal-align="left" draw:textarea-vertical-align="middle" fo:padding-top="0.14cm" fo:padding-bottom="0.14cm" fo:padding-left="0.47cm" fo:padding-right="-0.1cm"/>
    </style:style>
    <style:style style:name="gr4" style:family="graphic" style:parent-style-name="standard">
      <style:graphic-properties svg:stroke-width="0.03cm" draw:marker-start-width="0.245cm" draw:marker-end="Arrow" draw:marker-end-width="0.245cm" draw:textarea-horizontal-align="left" draw:textarea-vertical-align="middle" fo:padding-top="0.14cm" fo:padding-bottom="0.14cm" fo:padding-left="0.265cm" fo:padding-right="-0.1cm"/>
    </style:style>
    <style:style style:name="gr5" style:family="graphic" style:parent-style-name="standard">
      <style:graphic-properties svg:stroke-width="0.03cm" draw:marker-start-width="0.245cm" draw:marker-end="Arrow" draw:marker-end-width="0.245cm" draw:textarea-horizontal-align="center" draw:textarea-vertical-align="bottom" fo:padding-top="0cm" fo:padding-bottom="0.2cm" fo:padding-left="0.265cm" fo:padding-right="0.265cm"/>
    </style:style>
    <style:style style:name="gr6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Ultrafine_20_Dashed" svg:stroke-width="0.05cm" draw:marker-start-width="0.275cm" draw:marker-end="Arrow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italic" style:font-size-asian="10pt" style:font-size-complex="10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5cm" svg:height="1.25cm" svg:x="4.424cm" svg:y="0.85cm">
          <text:p text:style-name="P1"><text:span text:style-name="T1">Vertexverarbeit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25cm" svg:height="1.25cm" svg:x="4.424cm" svg:y="4.35cm">
          <text:p text:style-name="P3">Rasterung und</text:p>
          <text:p text:style-name="P3">Interpo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25cm" svg:height="1.25cm" svg:x="4.424cm" svg:y="7.6cm">
          <text:p text:style-name="P1"><text:span text:style-name="T1">Pixelverarbeitung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049cm" svg:y1="2.1cm" svg:x2="6.049cm" svg:y2="4.35cm" draw:start-shape="id1" draw:start-glue-point="2" draw:end-shape="id2" draw:end-glue-point="0" svg:d="m6049 2100v2250">
          <text:p text:style-name="P1"><text:span text:style-name="T1">Projezierte Position;</text:span></text:p>
          <text:p text:style-name="P1"><text:span text:style-name="T1">Ergebnisse</text:span></text:p>
          <text:p text:style-name="P1"><text:span text:style-name="T1">Vertexberechnungen</text:span></text:p>
        </draw:connector>
        <draw:connector draw:style-name="gr4" draw:text-style-name="P1" draw:layer="layout" svg:x1="6.049cm" svg:y1="5.6cm" svg:x2="6.049cm" svg:y2="7.6cm" draw:start-shape="id2" draw:start-glue-point="2" draw:end-shape="id3" draw:end-glue-point="0" svg:d="m6049 5600v2000">
          <text:p text:style-name="P1"><text:span text:style-name="T1">Ergebnisse</text:span></text:p>
          <text:p text:style-name="P1"><text:span text:style-name="T1">Vertexberechnungen,</text:span></text:p>
          <text:p text:style-name="P1"><text:span text:style-name="T1">interpoliert</text:span></text:p>
        </draw:connector>
        <draw:connector draw:style-name="gr5" draw:text-style-name="P2" draw:layer="layout" svg:x1="7.674cm" svg:y1="8.225cm" svg:x2="10.174cm" svg:y2="8.225cm" draw:start-shape="id3" draw:start-glue-point="1" draw:end-shape="id4" draw:end-glue-point="3" svg:d="m7674 8225h2500">
          <text:p text:style-name="P1"><text:span text:style-name="T1">Pixelfarbe</text:span></text:p>
        </draw:connector>
        <draw:connector draw:style-name="gr6" draw:text-style-name="P1" draw:layer="layout" svg:x1="3.174cm" svg:y1="1.1cm" svg:x2="4.424cm" svg:y2="1.475cm" draw:start-shape="id5" draw:start-glue-point="1" draw:end-shape="id1" draw:end-glue-point="3" svg:d="m3174 1100h613v375h637">
          <text:p/>
        </draw:connector>
        <draw:custom-shape draw:style-name="gr7" draw:text-style-name="P4" draw:layer="layout" svg:width="3.25cm" svg:height="3cm" svg:x="0.174cm" svg:y="0.1cm">
          <text:p text:style-name="P1"><text:span text:style-name="T2">3D-Objek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251cm" svg:x1="0.674cm" svg:y1="1.1cm" svg:x2="4.424cm" svg:y2="8.225cm" draw:start-shape="id5" draw:start-glue-point="3" draw:end-shape="id3" draw:end-glue-point="3" svg:d="m674 1100h-250v7125h4000">
          <text:p/>
        </draw:connector>
        <draw:connector draw:style-name="gr6" draw:text-style-name="P1" draw:layer="layout" svg:x1="3.174cm" svg:y1="2.6cm" svg:x2="4.424cm" svg:y2="4.975cm" draw:start-shape="id6" draw:start-glue-point="1" draw:end-shape="id2" draw:end-glue-point="3" svg:d="m3174 2600h613v2375h637">
          <text:p/>
        </draw:connector>
        <draw:frame draw:style-name="gr8" draw:text-style-name="P1" xml:id="id4" draw:id="id4" draw:layer="layout" svg:width="2.426cm" svg:height="2.25cm" svg:x="10.174cm" svg:y="7.1cm">
          <draw:image xlink:href="Pictures/1000020100000190000001735574330F.png" xlink:type="simple" xlink:show="embed" xlink:actuate="onLoad">
            <text:p/>
          </draw:image>
        </draw:frame>
        <draw:custom-shape draw:style-name="gr9" draw:text-style-name="P2" xml:id="id5" draw:id="id5" draw:layer="layout" svg:width="2.5cm" svg:height="0.5cm" svg:x="0.674cm" svg:y="0.85cm">
          <text:p text:style-name="P1"><text:span text:style-name="T1">Objektattribu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2.5cm" svg:height="0.5cm" svg:x="0.674cm" svg:y="1.6cm">
          <text:p text:style-name="P1"><text:span text:style-name="T1">Vertexattribu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2.5cm" svg:height="0.5cm" svg:x="0.674cm" svg:y="2.35cm">
          <text:p text:style-name="P1"><text:span text:style-name="T1">Dreieck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174cm" svg:y1="1.85cm" svg:x2="4.424cm" svg:y2="1.475cm" draw:start-shape="id7" draw:start-glue-point="1" draw:end-shape="id1" draw:end-glue-point="3" svg:d="m3174 1850h613v-375h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7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1-03T00:08:48</meta:creation-date>
    <dc:date>2011-02-26T14:29:14</dc:date>
    <meta:editing-duration>PT22H45M39S</meta:editing-duration>
    <meta:editing-cycles>11</meta:editing-cycles>
    <meta:generator>LibreOffice/3.3$Unix LibreOffice_project/330m19$Build-6</meta:generator>
    <meta:document-statistic meta:object-count="15"/>
  </office:meta>
</office:document-meta>
</file>